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5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2"/>
          <table:table-cell table:style-name="ce33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3027.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5"/>
          <table:table-cell office:value-type="string" calcext:value-type="string">
            <text:p>-18044.36</text:p>
          </table:table-cell>
          <table:table-cell table:number-columns-repeated="9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1.3</text:p>
          </table:table-cell>
          <table:table-cell office:value-type="string" calcext:value-type="string">
            <text:p>0 19</text:p>
          </table:table-cell>
          <table:table-cell table:number-columns-repeated="5"/>
          <table:table-cell office:value-type="string" calcext:value-type="string">
            <text:p>-18787.3</text:p>
          </table:table-cell>
          <table:table-cell table:number-columns-repeated="8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4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5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5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7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4</text:p>
          </table:table-cell>
          <table:table-cell office:value-type="string" calcext:value-type="string">
            <text:p>3 59</text:p>
          </table:table-cell>
          <table:table-cell table:number-columns-repeated="5"/>
          <table:table-cell office:value-type="string" calcext:value-type="string">
            <text:p>-10676.3</text:p>
          </table:table-cell>
          <table:table-cell table:number-columns-repeated="8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5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7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5"/>
          <table:table-cell office:value-type="string" calcext:value-type="string">
            <text:p>-15156.86</text:p>
          </table:table-cell>
          <table:table-cell table:number-columns-repeated="8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6</text:p>
          </table:table-cell>
          <table:table-cell office:value-type="string" calcext:value-type="string">
            <text:p>10 03</text:p>
          </table:table-cell>
          <table:table-cell table:number-columns-repeated="5"/>
          <table:table-cell office:value-type="string" calcext:value-type="string">
            <text:p>-15699.53</text:p>
          </table:table-cell>
          <table:table-cell table:number-columns-repeated="8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5"/>
          <table:table-cell office:value-type="string" calcext:value-type="string">
            <text:p>-16414.51</text:p>
          </table:table-cell>
          <table:table-cell table:number-columns-repeated="9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3"/>
          <table:table-cell office:value-type="string" calcext:value-type="string">
            <text:p>-18327.51</text:p>
          </table:table-cell>
          <table:table-cell table:number-columns-repeated="8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Default"/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7">00.00.0000</text:date>, <text:time style:data-style-name="N2" text:time-value="23:50:05.9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6T23:59:49.100000000</dc:date>
    <meta:editing-duration>P5DT23H47M18S</meta:editing-duration>
    <meta:editing-cycles>2363</meta:editing-cycles>
    <meta:document-statistic meta:table-count="5" meta:cell-count="6920" meta:object-count="0"/>
    <meta:user-defined meta:name="qrichtext">1</meta:user-defined>
  </office:meta>
</office:document-meta>
</file>